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8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CDCOL;CDETAB;TYPE;NOM;LIBTRI;NUMTEL;EMAIL;NORUE;CDBISTER;BISTER;CDRUE;LIBRUE;CMPADR;CDPOST;CANTON;QUART;SQUART;RNE;CDPAT;CDELEM;SECTEUR;NBENFMAX;NBCLAS;NBCLASFUT;ZEP</text:p>
          </table:table-cell>
        </table:table-row>
        <table:table-row table:style-name="ro1">
          <table:table-cell office:value-type="string">
            <text:p>0;500;M;Ecole Maternelle Bertie ALBRECHT;ALBRECHT;04.67.42.40.74;;2;;;1062;PLACE DE FONTJUN;;34070;6;4;12;0341303G;386;0;21;120;4;0;N</text:p>
          </table:table-cell>
        </table:table-row>
        <table:table-row table:style-name="ro1">
          <table:table-cell office:value-type="string">
            <text:p>0;501;M;Ecole maternelle aliénor d'AQUITAINE;AQUITAINE;04.67.27.46.12;;694;;;1254;RUE JACQUES BOUNIN;;34070;6;4;14;0341639X;430;0;22;150;5;0;N</text:p>
          </table:table-cell>
        </table:table-row>
        <table:table-row table:style-name="ro1">
          <table:table-cell office:value-type="string">
            <text:p>0;23;E;Ecole Elémentaire Jeanne d'ARC;ARC;04.67.92.35.72;;9;;;497;BOULEVARD DES ARCEAUX;;34000;7;7;25;0340474F;288;0;0;135;5;0;N</text:p>
          </table:table-cell>
        </table:table-row>
        <table:table-row table:style-name="ro1">
          <table:table-cell office:value-type="string">
            <text:p>0;522;M;Ecole Maternelle ARISTOTE;ARISTOTE;04.67.65.49.03;;446;;;2229;BOULEVARD D'ANTIGONE;;34000;3;7;27;0341690C;263;0;33;90;3;0;N</text:p>
          </table:table-cell>
        </table:table-row>
        <table:table-row table:style-name="ro1">
          <table:table-cell office:value-type="string">
            <text:p>0;14;E;Ecole Elémentaire Louis ARMSTRONG;ARMSTRONG;04.67.75.61.77;;971;;;1676;RUE PAUL RIMBAUD;;34080;7;3;7;0340522H;410;2;0;264;11;0;O</text:p>
          </table:table-cell>
        </table:table-row>
        <table:table-row table:style-name="ro1">
          <table:table-cell office:value-type="string">
            <text:p>0;509;M;Ecole Maternelle Agrippa d'AUBIGNE;AUBIGNE;04.67.63.24.20;;147;;;1833;RUE DES QUATRE SEIGNEURS;;34090;2;1;1;0340531T;280;0;1;180;6;0;N</text:p>
          </table:table-cell>
        </table:table-row>
        <table:table-row table:style-name="ro1">
          <table:table-cell office:value-type="string">
            <text:p>0;535;M;Ecole Maternelle AVERROES;AVERROES;04.67.75.27.10;;47;;;1271;RUE JAUFRE RUDEL;;34080;9;2;4;0341079N;369;0;50;104;4;0;O</text:p>
          </table:table-cell>
        </table:table-row>
        <table:table-row table:style-name="ro1">
          <table:table-cell office:value-type="string">
            <text:p>0;38;E;Ecole Elémentaire Antoine BALARD;BALARD;04.67.75.43.01;;123;;;1979;RUE DE SALAMANQUE;;34080;9;2;5;0341936V;423;0;0;192;8;0;O</text:p>
          </table:table-cell>
        </table:table-row>
        <table:table-row table:style-name="ro1">
          <table:table-cell office:value-type="string">
            <text:p>0;15;E;Ecole Elémentaire Charles BAUDELAIRE;BAUDELAIRE;04.67.63.08.53;;311;;;1926;AVENUE SAINT CLEMENT;;34070;7;3;8;0341877F;365;0;0;189;6;7;N</text:p>
          </table:table-cell>
        </table:table-row>
        <table:table-row table:style-name="ro1">
          <table:table-cell office:value-type="string">
            <text:p>0;24;E;Ecole Elémentaire Frédéric BAZILLE;BAZILLE;04.67.42.67.64;;146;;;1489;RUE DU MAS DE MERLE;;34070;8;7;29;0340520F;310;0;0;96;4;0;O</text:p>
          </table:table-cell>
        </table:table-row>
        <table:table-row table:style-name="ro1">
          <table:table-cell office:value-type="string">
            <text:p>0;63;E;Ecole Primaire Ludwig Van BEETHOVEN (Elément);BEETHOVEN;04 67 27 66 71;;280;;;2284;RUE DU MAS NOUGUIER;;34070;6;4;14;0342317J;63;;0;81;1;3;N</text:p>
          </table:table-cell>
        </table:table-row>
        <table:table-row table:style-name="ro1">
          <table:table-cell office:value-type="string">
            <text:p>0;502;M;Ecole Primaire Ludwig Van BEETHOVEN (Mater);BEETHOVEN;04.67.27.66.71;;280;;;2284;RUE DU MAS NOUGUIER;;34070;6;4;14;0342317J;383;0;23;150;5;0;N</text:p>
          </table:table-cell>
        </table:table-row>
        <table:table-row table:style-name="ro1">
          <table:table-cell office:value-type="string">
            <text:p>0;523;M;Ecole Maternelle Ingrid BERGMAN;BERGMAN;04.67.72.35.58;;20;;;1570;BOULEVARD MOUNIÉ;;34000;4;7;18;0340547K;323;0;36;90;3;0;N</text:p>
          </table:table-cell>
        </table:table-row>
        <table:table-row table:style-name="ro1">
          <table:table-cell office:value-type="string">
            <text:p>0;548;M;Ecole Maternelle Sarah BERNHARDT;BERNHARDT;04.67.22.39.12;;175;;;2938;RUE EDOUARD VILLALONGA;;34000;4;6;21;0341952M;1062;3;31;120;4;0;N</text:p>
          </table:table-cell>
        </table:table-row>
        <table:table-row table:style-name="ro1">
          <table:table-cell office:value-type="string">
            <text:p>0;25;E;Ecole Elémentaire Paul BERT / V.HUGO;BERT;04.67.65.64.80;;19;;;1133;RUE GÉNÉRAL RIU;;34000;4;7;31;0340477J;373;0;0;216;8;0;N</text:p>
          </table:table-cell>
        </table:table-row>
        <table:table-row table:style-name="ro1">
          <table:table-cell office:value-type="string">
            <text:p>0;39;E;Ecole Elémentaire Marc BLOCH;BLOCH;04.67.75.13.87;;135;;;1204;ALLÉE DES HAUTS DE MONTPELLIER;;34080;9;2;4;0341377M;366;0;0;216;9;0;O</text:p>
          </table:table-cell>
        </table:table-row>
        <table:table-row table:style-name="ro1">
          <table:table-cell office:value-type="string">
            <text:p>0;40;E;Ecole Elémentaire Simon BOLIVAR;BOLIVAR;04.67.75.34.69;;300;;;543;AVENUE DE BARCELONE;;34080;9;2;5;0341911T;271;0;0;216;9;0;O</text:p>
          </table:table-cell>
        </table:table-row>
        <table:table-row table:style-name="ro1">
          <table:table-cell office:value-type="string">
            <text:p>0;514;M;Ecole Maternelle Geneviève BON;BON;04.67.75.02.34;;971;;;1676;RUE PAUL RIMBAUD;;34080;7;3;7;0340530S;410;1;7;208;8;0;O</text:p>
          </table:table-cell>
        </table:table-row>
        <table:table-row table:style-name="ro1">
          <table:table-cell office:value-type="string">
            <text:p>0;503;M;Ecole Maternelle Hélène BOUCHER;BOUCHER;04.67.42.52.84;;240;;;2220;QUAI FLORA TRISTAN;;34070;8;4;13;0341844V;425;0;16;180;6;0;N</text:p>
          </table:table-cell>
        </table:table-row>
        <table:table-row table:style-name="ro1">
          <table:table-cell office:value-type="string">
            <text:p>0;41;E;Ecole Elémentaire André <text:s/>BOULLOCHE;BOULLOCHE;04.67.75.37.33;;123;;;1359;RUE DE LAUSANNE;;34080;9;2;5;0341681T;272;0;0;240;10;0;O</text:p>
          </table:table-cell>
        </table:table-row>
        <table:table-row table:style-name="ro1">
          <table:table-cell office:value-type="string">
            <text:p>0;52;E;Ecole Elémentaire Jacques BREL;BREL;04.67.64.08.74;;5;;;1458;IMPASSE DES MARMOUSETS;;34000;5;5;15;0341923F;294;0;0;270;10;0;N</text:p>
          </table:table-cell>
        </table:table-row>
        <table:table-row table:style-name="ro1">
          <table:table-cell office:value-type="string">
            <text:p>0;515;M;Ecole Maternelle Madeleine BRES;BRES;04.67.63.01.19;;183;;;494;ALLÉE DE L'AQUEDUC;;34080;7;3;7;0340953B;355;0;11;223;9;0;O</text:p>
          </table:table-cell>
        </table:table-row>
        <table:table-row table:style-name="ro1">
          <table:table-cell office:value-type="string">
            <text:p>0;516;M;Ecole Maternelle M. CALLAS;CALLAS;04.67.75.56.55;;843;;;864;RUE DE LA CROIX DE FIGUEROLLES;;34070;8;3;10;0340533V;483;0;14;180;6;0;N</text:p>
          </table:table-cell>
        </table:table-row>
        <table:table-row table:style-name="ro1">
          <table:table-cell office:value-type="string">
            <text:p>0;9;E;Ecole Elémentaire CALMETTE (Docteur);CALMETTE;04.67.63.47.25;;147;;;1833;RUE DES QUATRE SEIGNEURS;;34090;2;1;1;0341642A;279;0;0;270;10;0;N</text:p>
          </table:table-cell>
        </table:table-row>
        <table:table-row table:style-name="ro1">
          <table:table-cell office:value-type="string">
            <text:p>0;510;M;Ecole Maternelle Luis de CAMOENS;CAMOENS;04.67.72.42.54;;2;;;2068;RUE DES TOURTERELLES;;34090;3;1;3;0340527N;249;0;3;120;4;0;N</text:p>
          </table:table-cell>
        </table:table-row>
        <table:table-row table:style-name="ro1">
          <table:table-cell office:value-type="string">
            <text:p>0;536;M;Ecole Maternelle CERVANTES;CERVANTES;04.67.75.42.11;;91;;;740;RUE CHARLES BONAPARTE;;34080;9;2;5;0340978D;315;0;46;156;6;0;O</text:p>
          </table:table-cell>
        </table:table-row>
        <table:table-row table:style-name="ro1">
          <table:table-cell office:value-type="string">
            <text:p>0;511;M;Ecole Maternelle Charlie CHAPLIN;CHAPLIN;04.67.63.35.60;;120;;;1261;RUE DE LA JALADE;;34090;2;1;2;0340544G;337;0;4;210;7;0;N</text:p>
          </table:table-cell>
        </table:table-row>
        <table:table-row table:style-name="ro1">
          <table:table-cell office:value-type="string">
            <text:p>0;524;M;Ecole Maternelle CHAPTAL;CHAPTAL;04.67.92.35.43;;9;;;497;BOULEVARD DES ARCEAUX;;34000;7;7;25;0340534W;289;0;40;120;4;0;N</text:p>
          </table:table-cell>
        </table:table-row>
        <table:table-row table:style-name="ro1">
          <table:table-cell office:value-type="string">
            <text:p>0;560;M;Ecole Primaire CHENGDU (Mater);CHENGDU;04.67.22.64.20 (21);;74;;;3469;RUE RAY CHARLES;;34000;4;6;22;0342315G;560;;0;150;4;5;N</text:p>
          </table:table-cell>
        </table:table-row>
        <table:table-row table:style-name="ro1">
          <table:table-cell office:value-type="string">
            <text:p>0;62;E;Ecole Primaire CHENGDU (Elément);CHENGDU;04.67.22.64.20 (21);;74;;;3469;RUE RAY CHARLES;;34000;4;6;22;0342315G;62;;0;162;5;6;N</text:p>
          </table:table-cell>
        </table:table-row>
        <table:table-row table:style-name="ro1">
          <table:table-cell office:value-type="string">
            <text:p>0;1;E;Ecole Primaire Winston CHURCHILL;CHURCHILL;04.67.42.54.64;;424;;;1362;RUE DU LAVANDIN;;34070;8;4;11;0341415D;304;0;0;243;9;0;N</text:p>
          </table:table-cell>
        </table:table-row>
        <table:table-row table:style-name="ro1">
          <table:table-cell office:value-type="string">
            <text:p>0;506;M;Ecole Primaire Winston CHURCHILL (Mater);CHURCHILL (DESBORDES);04.67.42.63.15;;460;;;1362;RUE DU LAVANDIN;;34070;8;4;11;0341415D;306;0;18;180;6;0;N</text:p>
          </table:table-cell>
        </table:table-row>
        <table:table-row table:style-name="ro1">
          <table:table-cell office:value-type="string">
            <text:p>0;552;M;Ecole Maternelle Jean COCTEAU;COCTEAU;04.67.92.15.80;;16;;;541;RUE DE LA BANDIDO;;34070;5;5;15;0340551P;416;0;25;182;7;0;O</text:p>
          </table:table-cell>
        </table:table-row>
        <table:table-row table:style-name="ro1">
          <table:table-cell office:value-type="string">
            <text:p>0;16;E;Ecole Elémentaire Emile COMBES;COMBES;04.67.63.28.45.;;220;;;2651;RUE EDMOND LAUTARD;;34080;7;3;7;0341953N;255;0;0;135;5;0;N</text:p>
          </table:table-cell>
        </table:table-row>
        <table:table-row table:style-name="ro1">
          <table:table-cell office:value-type="string">
            <text:p>0;30;E;Ecoles <text:s/>Elémentaires COMTE/ GAMBETTA;COMTE/GAMBETTA;04.67.92.35.52 /04.67.92.35.53;;2;;;962;RUE EMILE ZOLA;20 RUE DES SOLDATS;34000;10;7;26;0340489X;313;0;0;243;9;0;N</text:p>
          </table:table-cell>
        </table:table-row>
        <table:table-row table:style-name="ro1">
          <table:table-cell office:value-type="string">
            <text:p>0;28;E;Ecole Elémentaire CONDORCET;CONDORCET;04.67.63.19.98;;13;;;1007;RUE DU FAUBOURG BOUTONNET;;34090;2;7;23;0340470B;302;0;0;243;9;0;</text:p>
          </table:table-cell>
        </table:table-row>
        <table:table-row table:style-name="ro1">
          <table:table-cell office:value-type="string">
            <text:p>0;537;M;Ecole Maternelle COPERNIC;COPERNIC;04.67.75.49.31;;0;;;2724;RUE PIERRE NICOLAS;;34080;9;2;4;0341378N;367;0;49;104;4;0;O</text:p>
          </table:table-cell>
        </table:table-row>
        <table:table-row table:style-name="ro1">
          <table:table-cell office:value-type="string">
            <text:p>0;2;E;Ecole Elémentaire Marie CURIE;CURIE;04.67.42.52.54;;6;;;2016;ALLÉE DES SOPHORAS;;34070;6;4;12;0340486U;379;0;0;297;11;0;N</text:p>
          </table:table-cell>
        </table:table-row>
        <table:table-row table:style-name="ro1">
          <table:table-cell office:value-type="string">
            <text:p>0;17;E;Ecoles SUN YAT SEN / DANTE ALIGHIERI;DANTE;04 67 75 58 32 / 04 67 75 64 98;;759;;;864;RUE DE LA CROIX DE FIGUEROLLES;;34070;8;3;10;0340514Z;481;0;0;270;10;0;N</text:p>
          </table:table-cell>
        </table:table-row>
        <table:table-row table:style-name="ro1">
          <table:table-cell office:value-type="string">
            <text:p>0;18;E;Ecole Elémentaire Julie DAUBIE;DAUBIE;04.67.63.01.26;;183;;;494;ALLÉE DE L'AQUEDUC;;34080;7;3;7;0341849A;357;0;0;288;12;0;O</text:p>
          </table:table-cell>
        </table:table-row>
        <table:table-row table:style-name="ro1">
          <table:table-cell office:value-type="string">
            <text:p>0;505;M;Ecole Maternelle Alphonse DAUDET;DAUDET;04.67.42.42.84;;2;;;2016;ALLÉE DES SOPHORAS;;34070;6;4;12;0340537Z;380;0;54;210;7;0;N</text:p>
          </table:table-cell>
        </table:table-row>
        <table:table-row table:style-name="ro1">
          <table:table-cell office:value-type="string">
            <text:p>0;29;E;Ecole Elémentaire Charles DAVILER;DAVILER;04.67.63.52.50;;5;;;810;RUE DU COLONEL MARCHAND;;34090;2;7;23;0340471C;261;0;0;162;6;0;N</text:p>
          </table:table-cell>
        </table:table-row>
        <table:table-row table:style-name="ro1">
          <table:table-cell office:value-type="string">
            <text:p>0;549;M;Ecole Maternelle Geneviève DE GAULLE ANTHONIOZ;DE GAULLE ANTHONIOZ;04.99.92.21.70;;10;;;547;CHEMIN DES BARQUES;;34000;4;6;22;0342152E;2990;1;29;120;4;0;N</text:p>
          </table:table-cell>
        </table:table-row>
        <table:table-row table:style-name="ro1">
          <table:table-cell office:value-type="string">
            <text:p>0;558;M;Ecole Primaire OLYMPE DE GOUGES;DE GOUGES;Tél : 04 67 99 18 21;;1375;;;645;RUE DE BUGAREL;;34070;7;4;11;0342248J;558;2;0;180;6;0;N</text:p>
          </table:table-cell>
        </table:table-row>
        <table:table-row table:style-name="ro1">
          <table:table-cell office:value-type="string">
            <text:p>0;60;E;Ecole Primaire OLYMPE DE GOUGES (Element );DE GOUGES;Tél : 04 67 99 18 21;;1415;;;645;RUE DE BUGAREL;;34070;7;4;11;0342248J;4000;1;0;108;3;4;N</text:p>
          </table:table-cell>
        </table:table-row>
        <table:table-row table:style-name="ro1">
          <table:table-cell office:value-type="string">
            <text:p>0;19;E;Ecole Elémentaire Joseph DELTEIL;DELTEIL;04.67.10.05.76;;0;;;493;RUE DES ARAUCARIAS;;34080;7;3;7;0341924G;1061;0;0;192;8;0;O</text:p>
          </table:table-cell>
        </table:table-row>
        <table:table-row table:style-name="ro1">
          <table:table-cell office:value-type="string">
            <text:p>0;517;M;Ecole Maternelle Jeanne DEROIN;DEROIN;04.67.75.59.85;;88;;;2524;RUE VIOLLET LE DUC;;34070;10;3;9;0341445L;343;0;10;180;6;0;N</text:p>
          </table:table-cell>
        </table:table-row>
        <table:table-row table:style-name="ro1">
          <table:table-cell office:value-type="string">
            <text:p>0;53;E;Ecole Primaire DICKENS-FRANK;DICKENS;04.67.65.47.86;;686;;;1784;AVENUE DU PONT TRINQUAT;;34070;5;5;16;0341678P;252;0;0;264;11;0;N</text:p>
          </table:table-cell>
        </table:table-row>
        <table:table-row table:style-name="ro1">
          <table:table-cell office:value-type="string">
            <text:p>0;54;E;Ecole Elémentaire DIDEROT;DIDEROT;04.67.92.35.63;;16;b;;541;RUE DE LA BANDIDO;;34070;5;5;15;0340500J;415;0;0;288;12;0;O</text:p>
          </table:table-cell>
        </table:table-row>
        <table:table-row table:style-name="ro1">
          <table:table-cell office:value-type="string">
            <text:p>0;518;M;Ecole Maternelle Victor DURUY;DURUY;04.67.63.73.90;;220;;;2651;RUE EDMOND LAUTARD;;34080;7;3;7;0341992F;2238;0;6;90;3;0;N</text:p>
          </table:table-cell>
        </table:table-row>
        <table:table-row table:style-name="ro1">
          <table:table-cell office:value-type="string">
            <text:p>0;553;M;Ecole Maternelle Paul ELUARD;ELUARD;04.67.64.40.54;;219;;;1941;RUE DE SAINT HILAIRE;;34070;5;5;16;0341594Y;345;0;26;120;4;0;N</text:p>
          </table:table-cell>
        </table:table-row>
        <table:table-row table:style-name="ro1">
          <table:table-cell office:value-type="string">
            <text:p>0;10;E;Ecole Elémentaire Jules FERRY;FERRY;04.67.54.41.71;;88;;;2342;RUE ANTOINE-LAURENT JUSSIEU;;34090;3;1;3;0341557H;426;0;0;216;8;0;N</text:p>
          </table:table-cell>
        </table:table-row>
        <table:table-row table:style-name="ro1">
          <table:table-cell office:value-type="string">
            <text:p>0;525;M;Ecole Maternelle Louis FIGUIER;FIGUIER;04.67.65.64.89;;14;;;1005;RUE FARGES;;34000;4;7;31;0340539B;374;0;55;150;5;0;N</text:p>
          </table:table-cell>
        </table:table-row>
        <table:table-row table:style-name="ro1">
          <table:table-cell office:value-type="string">
            <text:p>0;526;M;Ecole Maternelle FLORIAN;FLORIAN;04.67.65.73.50;;49;;;1515;RUE DE LA MÉDITERRANÉE;;34070;4;7;31;0340540C;308;0;28;120;4;0;N</text:p>
          </table:table-cell>
        </table:table-row>
        <table:table-row table:style-name="ro1">
          <table:table-cell office:value-type="string">
            <text:p>0;527;M;Ecole Maternelle Anatole FRANCE;FRANCE;04.67.92.02.96;;10;;;1127;RUE GÉNÉRAL LAFON;;34000;1;7;30;0340538A;257;0;42;60;2;0;N</text:p>
          </table:table-cell>
        </table:table-row>
        <table:table-row table:style-name="ro1">
          <table:table-cell office:value-type="string">
            <text:p>0;554;M;Ecole Primaire DICKENS-FRANK (mater);FRANK;04.67.65.47.82;;686;;;1784;AVENUE DU PONT TRINQUAT;;34070;5;5;16;0341678P;253;0;27;180;7;0;O</text:p>
          </table:table-cell>
        </table:table-row>
        <table:table-row table:style-name="ro1">
          <table:table-cell office:value-type="string">
            <text:p>0;11;E;Ecole Elémentaire Sigmund FREUD;FREUD;04.67.72.42.53;;2;;;2068;RUE DES TOURTERELLES;;34090;3;1;3;0341879H;251;0;0;189;7;0;N</text:p>
          </table:table-cell>
        </table:table-row>
        <table:table-row table:style-name="ro1">
          <table:table-cell office:value-type="string">
            <text:p>0;42;E;Ecole Elémentaire GALILEE;GALILEE;04.67.75.34.59;;47;;;1271;RUE JAUFRE RUDEL;;34080;9;2;4;0341812K;371;0;0;192;8;0;O</text:p>
          </table:table-cell>
        </table:table-row>
        <table:table-row table:style-name="ro1">
          <table:table-cell office:value-type="string">
            <text:p>0;528;M;Ecole Maternelle Vasco de GAMA;GAMA;04.67.65.04.92;;156;;;866;RUE DE LA CROIX DU SUD;;34000;3;7;28;0340841E;321;2;34;120;4;0;N</text:p>
          </table:table-cell>
        </table:table-row>
        <table:table-row table:style-name="ro1">
          <table:table-cell office:value-type="string">
            <text:p>0;538;M;Ecole Maternelle Indira GANDHI;GANDHI;04.67.75.35.45;;380;;;1730;RUE PIERRE CARDENAL;;34080;9;2;4;0341304H;361;0;51;104;4;0;O</text:p>
          </table:table-cell>
        </table:table-row>
        <table:table-row table:style-name="ro1">
          <table:table-cell office:value-type="string">
            <text:p>0;3;E;Ecole Elémentaire GARIBALDI;GARIBALDI;04.67.42.77.13;;2;;;1062;PLACE DE FONTJUN;;34070;6;4;12;0341376L;385;0;0;216;7;8;N</text:p>
          </table:table-cell>
        </table:table-row>
        <table:table-row table:style-name="ro1">
          <table:table-cell office:value-type="string">
            <text:p>0;529;M;Ecole Maternelle Francis GARNIER;GARNIER;04.67.92.35.42;;2;;;1132;RUE GÉNÉRAL RENÉ;;34000;1;7;30;0340542E;309;0;41;90;3;0;N</text:p>
          </table:table-cell>
        </table:table-row>
        <table:table-row table:style-name="ro1">
          <table:table-cell office:value-type="string">
            <text:p>0;519;M;Ecole Maternelle GOETHE;GOETHE;04.67.92.75.38;;3;;;838;RUE DES CORONILLES;;34070;7;3;8;0340543F;291;0;13;120;4;0;N</text:p>
          </table:table-cell>
        </table:table-row>
        <table:table-row table:style-name="ro1">
          <table:table-cell office:value-type="string">
            <text:p>0;43;E;Ecole Elémentaire HEIDELBERG;HEIDELBERG;04.67.75.42.07;;310;;;1382;RUE DE LIEGE;;34080;9;2;5;0340977C;316;0;0;216;9;0;O</text:p>
          </table:table-cell>
        </table:table-row>
        <table:table-row table:style-name="ro1">
          <table:table-cell office:value-type="string">
            <text:p>0;58;E;Ecole Primaire Michel de l' HOSPITAL <text:s/>(Element);Hospital;04 99 64 27 41;;380;;;2103;ROUTE DE VAUGUIERES;;34000;4;6;22;0342231R;4000;4;30;162;5;6;N</text:p>
          </table:table-cell>
        </table:table-row>
        <table:table-row table:style-name="ro1">
          <table:table-cell office:value-type="string">
            <text:p>0;557;M;Ecole Primaire Michel de l'HOSPITAL (mater);HOSPITAL;04 99 64 27 41;;380;;;2103;ROUTE DE VAUGUIERES;;34000;4;6;22;0342231R;2894;0;30;150;5;0;N</text:p>
          </table:table-cell>
        </table:table-row>
        <table:table-row table:style-name="ro1">
          <table:table-cell office:value-type="string">
            <text:p>0;57;E;Ecole Elémentaire Jean JAURES;JAURES;04 99 92 22 46;;12;;;547;CHEMIN DES BARQUES;;34000;4;6;22;0342178H;2990;2;0;135;5;0;N</text:p>
          </table:table-cell>
        </table:table-row>
        <table:table-row table:style-name="ro1">
          <table:table-cell office:value-type="string">
            <text:p>0;539;M;Ecole Maternelle James JOYCE;JOYCE;04.67.75.34.87;;122;;;603;RUE DE BOLOGNE;;34080;9;2;5;0341021A;275;0;56;182;7;0;O</text:p>
          </table:table-cell>
        </table:table-row>
        <table:table-row table:style-name="ro1">
          <table:table-cell office:value-type="string">
            <text:p>0;512;M;Ecole Maternelle Pauline KERGOMARD;KERGOMARD;04.67.63.33.71;;5;;;810;RUE DU COLONEL MARCHAND;;34090;2;7;23;0340528P;260;0;38;180;6;0;N</text:p>
          </table:table-cell>
        </table:table-row>
        <table:table-row table:style-name="ro1">
          <table:table-cell office:value-type="string">
            <text:p>0;520;M;Ecole Maternelle Rudyard <text:s/>KIPLING;KIPLING;04.67.63.09.65;;311;;;1926;AVENUE SAINT CLÉMENT;;34070;7;3;8;0340981G;364;0;12;120;4;0;N</text:p>
          </table:table-cell>
        </table:table-row>
        <table:table-row table:style-name="ro1">
          <table:table-cell office:value-type="string">
            <text:p>0;44;E;Ecole Elémentaire KUROSAWA;KUROSAWA;04.67.75.28.34;;400;;;1730;RUE PIERRE CARDENAL;;34080;9;2;4;0341778Y;360;0;0;216;9;0;O</text:p>
          </table:table-cell>
        </table:table-row>
        <table:table-row table:style-name="ro1">
          <table:table-cell office:value-type="string">
            <text:p>0;530;M;Ecole Maternelle LA FONTAINE;LA FONTAINE;04.67.72.35.57;;27;c;;2108;QUAI DU VERDANSON;;34090;3;7;24;0340541D;340;0;37;120;4;0;N</text:p>
          </table:table-cell>
        </table:table-row>
        <table:table-row table:style-name="ro1">
          <table:table-cell office:value-type="string">
            <text:p>0;31;E;Ecole Elémentaire LAMARTINE;LAMARTINE;04.67.60.90.33;;30;;;2098;RUE DE LA VALF╘RE;;34000;1;7;26;0340491Z;348;0;0;135;5;0;N</text:p>
          </table:table-cell>
        </table:table-row>
        <table:table-row table:style-name="ro1">
          <table:table-cell office:value-type="string">
            <text:p>0;20;E;Ecole Elémentaire Paul LANGEVIN;LANGEVIN;04.67.92.85.70;;5;;;795;RUE DE CLÉMENTVILLE;;34070;7;3;8;0341407V;290;0;0;135;5;0;N</text:p>
          </table:table-cell>
        </table:table-row>
        <table:table-row table:style-name="ro1">
          <table:table-cell office:value-type="string">
            <text:p>0;45;E;Ecole Elémentaire LOUISVILLE;LOUISVILLE;04.67.75.36.01;;431;;;1412;AVENUE DE LOUISVILLE;;34080;9;2;5;0341908P;377;0;0;240;10;0;O</text:p>
          </table:table-cell>
        </table:table-row>
        <table:table-row table:style-name="ro1">
          <table:table-cell office:value-type="string">
            <text:p>0;540;M;Ecole Maternelle Martin LUTHER KING;LUTHER KING;04.67.75.35.25;;65;;;740;RUE CHARLES BONAPARTE;;34080;9;2;5;0341018X;375;0;48;156;6;0;O</text:p>
          </table:table-cell>
        </table:table-row>
        <table:table-row table:style-name="ro1">
          <table:table-cell office:value-type="string">
            <text:p>0;55;E;Ecole Elémentaire Jean MACE;MACE;04.67.64.40.60;;289;;;1941;RUE DE SAINT HILAIRE;;34070;5;5;16;0341593X;346;0;0;162;6;0;N</text:p>
          </table:table-cell>
        </table:table-row>
        <table:table-row table:style-name="ro1">
          <table:table-cell office:value-type="string">
            <text:p>0;46;E;Ecole Elémentaire Léo MALET;MALET;04.67.75.46.45;;5;;;2566;ALLÉE PIERRE CARABASSE;;34080;10;2;6;0341922E;281;0;0;312;12;13;O</text:p>
          </table:table-cell>
        </table:table-row>
        <table:table-row table:style-name="ro1">
          <table:table-cell office:value-type="string">
            <text:p>0;32;E;Ecole Elémentaire Jean MERMOZ;MERMOZ;04.67.65.04.66;;196;;;866;RUE DE LA CROIX DU SUD;;34000;3;7;28;0340843G;321;1;0;162;6;0;N</text:p>
          </table:table-cell>
        </table:table-row>
        <table:table-row table:style-name="ro1">
          <table:table-cell office:value-type="string">
            <text:p>0;550;M;Ecole Maternelle Louise MICHEL;MICHEL;04.67.65.73.72;;501;;;1777;AVENUE DE LA POMPIGNANE;;34000;4;6;19;0340548L;1803;0;32;120;4;0;N</text:p>
          </table:table-cell>
        </table:table-row>
        <table:table-row table:style-name="ro1">
          <table:table-cell office:value-type="string">
            <text:p>0;521;M;Ecole Maternelle Jules MICHELET;MICHELET;04.67.10.06.05;;0;;;493;RUE DES ARAUCARIAS;;34080;7;3;7;0341925H;521;0;8;156;6;0;O</text:p>
          </table:table-cell>
        </table:table-row>
        <table:table-row table:style-name="ro1">
          <table:table-cell office:value-type="string">
            <text:p>0;559;M;Ecole Primaire François MITTERRAND (Mater);MITTERRAND;04 99 74 72 80;;1330;;;1218;RUE HENRI LAGATU;;34080;10;1;2;0342296L;4000;6;0;150;5;0;N</text:p>
          </table:table-cell>
        </table:table-row>
        <table:table-row table:style-name="ro1">
          <table:table-cell office:value-type="string">
            <text:p>0;61;E;Ecole Primaire François MITTERRAND (élément);MITTERRAND;04 99 74 72 80;;1330;;;1218;RUE HENRI LAGATU;;34080;10;1;2;0342296L;4000;5;0;189;6;7;N</text:p>
          </table:table-cell>
        </table:table-row>
        <table:table-row table:style-name="ro1">
          <table:table-cell office:value-type="string">
            <text:p>0;33;E;Ecole Elémentaire Berthe MORISOT;MORISOT;04.67.63.03.37;;60;;;511;AVENUE D'ASSAS;;34000;10;7;23;0341115C;264;0;0;270;9;10;N</text:p>
          </table:table-cell>
        </table:table-row>
        <table:table-row table:style-name="ro1">
          <table:table-cell office:value-type="string">
            <text:p>0;34;E;Ecole Elémentaire Jean MOULIN;MOULIN;04.67.72.68.17;;20;;;1570;BOULEVARD MOUNIÉ;;34000;4;7;18;0341850B;327;0;0;135;5;0;N</text:p>
          </table:table-cell>
        </table:table-row>
        <table:table-row table:style-name="ro1">
          <table:table-cell office:value-type="string">
            <text:p>0;531;M;Ecole Maternelle MOZART;MOZART;04.67.63.15.61;;60;;;511;AVENUE D'ASSAS;;34000;10;7;23;0340529R;265;0;39;210;7;0;N</text:p>
          </table:table-cell>
        </table:table-row>
        <table:table-row table:style-name="ro1">
          <table:table-cell office:value-type="string">
            <text:p>0;541;M;Ecole Maternelle Pablo NERUDA;NERUDA;04.67.75.42.26;;53;;;1979;RUE DE SALAMANQUE;;34080;9;2;5;0340950Y;268;0;47;130;5;0;O</text:p>
          </table:table-cell>
        </table:table-row>
        <table:table-row table:style-name="ro1">
          <table:table-cell office:value-type="string">
            <text:p>0;507;M;Ecole Maternelle Marcel PAGNOL;PAGNOL;04.67.27.53.78;;305;;;1140;RUE GEORGES BRASSENS;;34070;6;4;14;0340536Y;382;0;19;180;6;0;N</text:p>
          </table:table-cell>
        </table:table-row>
        <table:table-row table:style-name="ro1">
          <table:table-cell office:value-type="string">
            <text:p>0;49;E;Ecole Elémentaire PAINLEVE;PAINLEVE;04.67.65.85.35;;601;;;1777;AVENUE DE LA POMPIGNANE;;34000;4;6;19;0341347E;2139;0;0;189;7;0;N</text:p>
          </table:table-cell>
        </table:table-row>
        <table:table-row table:style-name="ro1">
          <table:table-cell office:value-type="string">
            <text:p>0;542;M;Ecole Maternelle Marie PAPE-CARPANTIER;PAPE-CARPANTIER;04.67.75.25.35;;12;;;936;RUE DES ECOLES;;34080;10;2;6;0340532U;398;0;9;240;8;0;N</text:p>
          </table:table-cell>
        </table:table-row>
        <table:table-row table:style-name="ro1">
          <table:table-cell office:value-type="string">
            <text:p>0;50;E;Ecole Elémentaire Blaise PASCAL;PASCAL;04.67.22.11.72;;100;;;2316;RUE LOUIS LÉPINE;;34000;4;6;21;0341874C;1062;1;0;189;7;0;N</text:p>
          </table:table-cell>
        </table:table-row>
        <table:table-row table:style-name="ro1">
          <table:table-cell office:value-type="string">
            <text:p>0;532;M;Ecole Maternelle PASTEUR;PASTEUR;04.67.60.64.96;;15;;;1965;RUE DU SAINT SÉPULCRE;;34000;1;7;26;0340549M;349;0;43;90;3;0;N</text:p>
          </table:table-cell>
        </table:table-row>
        <table:table-row table:style-name="ro1">
          <table:table-cell office:value-type="string">
            <text:p>0;35;E;Ecole Elémentaire PERICLES;PERICLES;04.67.65.49.69;;528;;;2229;BOULEVARD D'ANTIGONE;;34000;3;7;27;0341689B;263;1;0;135;5;0;N</text:p>
          </table:table-cell>
        </table:table-row>
        <table:table-row table:style-name="ro1">
          <table:table-cell office:value-type="string">
            <text:p>0;543;M;Ecole Maternelle Pablo PICASSO;PICASSO;04.67.40.06.97;;35;;;1190;AV GUILHEM DE POITIERS;;34080;9;2;4;0341571Y;394;0;52;78;3;0;O</text:p>
          </table:table-cell>
        </table:table-row>
        <table:table-row table:style-name="ro1">
          <table:table-cell office:value-type="string">
            <text:p>0;13;E;Ecole Elementaire <text:s/>POTTIER /SIBELIUS;POTTIER;04 67 63 35 68;;120;;;1261;RUE DE LA JALADE;;34090;2;1;2;0340518D;335;0;0;351;13;0;N</text:p>
          </table:table-cell>
        </table:table-row>
        <table:table-row table:style-name="ro1">
          <table:table-cell office:value-type="string">
            <text:p>0;544;M;Ecole Maternelle Jacques PREVERT;PREVERT;04.67.75.64.66;;297;;;821;AVENUE DU COMTÉ DE NICE;;34080;9;2;4;0341418G;317;0;53;104;4;0;O</text:p>
          </table:table-cell>
        </table:table-row>
        <table:table-row table:style-name="ro1">
          <table:table-cell office:value-type="string">
            <text:p>0;551;M;Ecole Maternelle Sergueï PROKOFIEV;PROKOFIEV;04.67.02.66.35;;85;;;463;AVENUE ALPHONSE JUIN;;34000;4;6;19;0341446M;353;0;35;120;4;0;N</text:p>
          </table:table-cell>
        </table:table-row>
        <table:table-row table:style-name="ro1">
          <table:table-cell office:value-type="string">
            <text:p>0;56;E;Ecole Elémentaire François RABELAIS;RABELAIS;04 67 61 29 30;;48;;;3271;RUE EMMANUEL HERE;;34080;9;2;4;0342228M;4000;3;0;351;12;13;N</text:p>
          </table:table-cell>
        </table:table-row>
        <table:table-row table:style-name="ro1">
          <table:table-cell office:value-type="string">
            <text:p>0;545;M;Ecole Maternelle Madeleine RENAUD;RENAUD;04.67.75.43.00;;360;;;543;AVENUE DE BARCELONE;;34080;9;2;5;0341082S;421;0;45;156;6;0;O</text:p>
          </table:table-cell>
        </table:table-row>
        <table:table-row table:style-name="ro1">
          <table:table-cell office:value-type="string">
            <text:p>0;4;E;Ecole Elémentaire RONSARD;RONSARD;04.67.27.82.03;;700;;;1254;RUE JACQUES BOUNIN;;34070;6;4;14;0341845W;1060;0;0;189;7;0;N</text:p>
          </table:table-cell>
        </table:table-row>
        <table:table-row table:style-name="ro1">
          <table:table-cell office:value-type="string">
            <text:p>0;47;E;Ecole Elémentaire ROOSEVELT;ROOSEVELT;04.67.75.42.88;;25;;;1359;RUE DE LAUSANNE;;34080;9;2;5;0341260K;392;0;0;216;9;0;O</text:p>
          </table:table-cell>
        </table:table-row>
        <table:table-row table:style-name="ro1">
          <table:table-cell office:value-type="string">
            <text:p>0;533;M;Ecole Maternelle Jean-Jacques ROUSSEAU;ROUSSEAU;04.67.60.61.94;;21;;;426;RUE D'AIGREFEUILLE;;34000;1;7;26;0341873B;334;0;44;90;3;0;N</text:p>
          </table:table-cell>
        </table:table-row>
        <table:table-row table:style-name="ro1">
          <table:table-cell office:value-type="string">
            <text:p>0;534;M;Ecole Maternelle Docteur ROUX;ROUX;04.67.92.35.40;;96;;;1012;RUE DU FAUBOURG FIGUEROLLES;;34070;7;7;29;0340552R;303;0;15;130;5;0;O</text:p>
          </table:table-cell>
        </table:table-row>
        <table:table-row table:style-name="ro1">
          <table:table-cell office:value-type="string">
            <text:p>0;5;E;Ecole Elémentaire Alain SAVARY;SAVARY;04.67.42.02.57;;240;;;2220;QUAI FLORA TRISTAN;;34070;8;4;13;0341885P;425;3;0;270;10;0;N</text:p>
          </table:table-cell>
        </table:table-row>
        <table:table-row table:style-name="ro1">
          <table:table-cell office:value-type="string">
            <text:p>0;6;E;Ecole Primaire Victor SCHOELCHER (Element);SCHOELCHER;04.67.42.69.66;;65;;;1884;RUE ROBESPIERRE;;34070;8;4;13;0341749S;400;0;0;168;7;0;O</text:p>
          </table:table-cell>
        </table:table-row>
        <table:table-row table:style-name="ro1">
          <table:table-cell office:value-type="string">
            <text:p>0;504;M;Ecole Primaire Victor SCHOELCHER;SCHOELCHER ( Mater);04.67.42.77.40;;25;;;1884;RUE ROBESPIERRE;;34070;8;4;13;0341749S;401;0;17;156;6;0;O</text:p>
          </table:table-cell>
        </table:table-row>
        <table:table-row table:style-name="ro1">
          <table:table-cell office:value-type="string">
            <text:p>0;48;E;Ecole Elémentaire Léopold SEDAR SENGHOR;SEDAR;04.67.75.34.79;;26;;;603;RUE DE BOLOGNE;;34080;9;2;5;0341878G;277;0;0;312;12;13;O</text:p>
          </table:table-cell>
        </table:table-row>
        <table:table-row table:style-name="ro1">
          <table:table-cell office:value-type="string">
            <text:p>0;36;E;Ecole Elémentaire SEVIGNE;SEVIGNE;04.67.92.35.48;;5;;;584;RUE BERNARD DE TRÉVIERS;;34000;1;7;30;0340503M;419;0;0;135;5;0;N</text:p>
          </table:table-cell>
        </table:table-row>
        <table:table-row table:style-name="ro1">
          <table:table-cell office:value-type="string">
            <text:p>0;555;M;Ecole Maternelle Simone SIGNORET;SIGNORET;04.67.64.08.73;;1;;;1458;IMPASSE DES MARMOUSETS;;34000;5;5;15;0340535X;296;0;24;180;6;0;N</text:p>
          </table:table-cell>
        </table:table-row>
        <table:table-row table:style-name="ro1">
          <table:table-cell office:value-type="string">
            <text:p>0;7;E;Ecole Elémentaire Georges SIMENON;SIMENON;04.67.42.47.20;;215;;;1686;BOULEVARD PEDRO DE LUNA;;34070;6;4;12;0341859L;351;0;0;270;10;0;N</text:p>
          </table:table-cell>
        </table:table-row>
        <table:table-row table:style-name="ro1">
          <table:table-cell office:value-type="string">
            <text:p>0;37;E;Ecole Elémentaire Jules SIMON;SIMON;04.67.65.60.54;;45;;;1515;RUE DE LA MÉDITERRANÉE;;34070;4;7;31;0340504N;338;0;0;189;7;0;N</text:p>
          </table:table-cell>
        </table:table-row>
        <table:table-row table:style-name="ro1">
          <table:table-cell office:value-type="string">
            <text:p>0;21;E;Ecole Elémentaire SPINOZA;SPINOZA;04.67.75.34.63;;110;;;2524;RUE VIOLLET LE DUC;;34070;10;3;9;0341444K;342;0;0;270;10;0;N</text:p>
          </table:table-cell>
        </table:table-row>
        <table:table-row table:style-name="ro1">
          <table:table-cell office:value-type="string">
            <text:p>0;508;M;Ecole Maternelle Robert SURCOUF;SURCOUF;04.67.42.45.23;;215;;;1686;BOULEVARD PEDRO DE LUNA;;34070;6;4;12;0340545H;350;0;20;180;6;0;N</text:p>
          </table:table-cell>
        </table:table-row>
        <table:table-row table:style-name="ro1">
          <table:table-cell office:value-type="string">
            <text:p>0;513;M;Ecole Maternelle TERESA;TERESA;04.67.54.65.67;;30;;;2342;RUE ANTOINE-LAURENT JUSSIEU;;34090;3;1;3;0341554E;427;0;2;150;5;0;N</text:p>
          </table:table-cell>
        </table:table-row>
        <table:table-row table:style-name="ro1">
          <table:table-cell office:value-type="string">
            <text:p>0;546;M;Ecole Maternelle Vincent VAN GOGH;VAN GOGH;04.67.75.36.46;;242;;;1633;RUE D'OXFORD;;34080;9;2;5;0341262M;390;0;56;182;7;0;O</text:p>
          </table:table-cell>
        </table:table-row>
        <table:table-row table:style-name="ro1">
          <table:table-cell office:value-type="string">
            <text:p>0;26;E;Ecole Elémentaire Jules VERNE;VERNE;04.99.62.38.84;;127;;;3157;RUE YEHUDI MENUHIN;;34000;3;7;24;0342196C;2807;0;0;135;5;0;N</text:p>
          </table:table-cell>
        </table:table-row>
        <table:table-row table:style-name="ro1">
          <table:table-cell office:value-type="string">
            <text:p>0;8;E;Ecole Elémentaire VOLTAIRE;VOLTAIRE;04.67.47.19.65;;157;;;1213;RUE HENRI SELLIER;;34070;6;4;14;0340485T;435;0;0;297;11;0;N</text:p>
          </table:table-cell>
        </table:table-row>
        <table:table-row table:style-name="ro1">
          <table:table-cell office:value-type="string">
            <text:p>0;547;M;Ecole Maternelle Virginia WOOLF;WOOLF;04.67.75.37.34;;255;;;545;RUE DE BARI;;34080;9;2;5;0341301E;273;0;56;130;5;0;O</text:p>
          </table:table-cell>
        </table:table-row>
        <table:table-row table:style-name="ro1">
          <table:table-cell office:value-type="string">
            <text:p>0;556;M;Ecole Maternelle Marguerite YOURCENAR;YOURCENAR;04.67.57.06.90;;71;;;3266;RUE JEAN-JOSEPH LABORDE;;34080;10;1;2;0342201H;3196;1;5;300;10;0;N</text:p>
          </table:table-cell>
        </table:table-row>
        <table:table-row table:style-name="ro1">
          <table:table-cell office:value-type="string">
            <text:p>0;51;E;Ecole Elémentaire Jean ZAY;ZAY;04.67.02.66.36;;85;;;463;AVENUE ALPHONSE JUIN;;34000;4;6;19;0341811J;354;0;0;168;7;0;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4/03/2014</text:date>, <text:time>11:1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1" meta:object-count="0"/>
    <meta:generator>OpenOffice/4.0.1$Win32 OpenOffice.org_project/401m5$Build-9714</meta:generator>
  </office:meta>
</office:document-meta>
</file>